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fill="solid" draw:fill-color="#fffbcc" draw:opacity="100%" draw:textarea-vertical-align="middle"/>
    </style:style>
    <style:style style:name="gr2" style:family="graphic" style:parent-style-name="objectwithoutfill">
      <style:graphic-properties draw:marker-end="Arrow" draw:marker-end-width="0.3cm" draw:fill="none" draw:fill-color="#ffff00" draw:textarea-vertical-align="middle"/>
    </style:style>
    <style:style style:name="gr3" style:family="graphic" style:parent-style-name="standard">
      <style:graphic-properties draw:stroke="none" svg:stroke-color="#ffffff" draw:fill="none" draw:fill-color="#ffffff" fo:min-height="1.407cm" draw:shadow="hidden"/>
    </style:style>
    <style:style style:name="gr4" style:family="graphic" style:parent-style-name="standard">
      <style:graphic-properties draw:stroke="none" svg:stroke-color="#000000" draw:fill="none" draw:fill-color="#ffffff" fo:min-height="1.407cm" draw:shadow="hidden"/>
    </style:style>
    <style:style style:name="gr5" style:family="graphic" style:parent-style-name="standard">
      <style:graphic-properties draw:stroke="none" svg:stroke-color="#000000" draw:fill="none" draw:fill-color="#ffffff" fo:min-height="1.05cm" draw:shadow="hidden"/>
    </style:style>
    <style:style style:name="gr6" style:family="graphic" style:parent-style-name="standard">
      <style:graphic-properties draw:stroke="none" svg:stroke-color="#000000" draw:fill="none" draw:fill-color="#ffffff" fo:min-height="0.15cm" draw:shadow="hidden"/>
    </style:style>
    <style:style style:name="gr7" style:family="graphic" style:parent-style-name="standard">
      <style:graphic-properties svg:stroke-color="#000040" draw:fill-color="#008000" draw:textarea-horizontal-align="center" draw:textarea-vertical-align="middle"/>
    </style:style>
    <style:style style:name="gr8" style:family="graphic" style:parent-style-name="standard">
      <style:graphic-properties svg:stroke-color="#000040" draw:fill-color="#cccccc" draw:textarea-horizontal-align="center" draw:textarea-vertical-align="middle"/>
    </style:style>
    <style:style style:name="gr9" style:family="graphic" style:parent-style-name="standard">
      <style:graphic-properties draw:fill-color="#000000" draw:textarea-horizontal-align="justify" draw:textarea-vertical-align="middle" draw:auto-grow-height="false" fo:min-height="0.15cm" fo:min-width="0cm"/>
    </style:style>
    <style:style style:name="P1" style:family="paragraph">
      <loext:graphic-properties draw:fill="solid" draw:fill-color="#fffbcc" draw:opacity="100%"/>
      <style:paragraph-properties fo:text-align="center"/>
    </style:style>
    <style:style style:name="P2" style:family="paragraph">
      <loext:graphic-properties draw:fill="none" draw:fill-color="#ffff00"/>
      <style:paragraph-properties fo:text-align="center"/>
    </style:style>
    <style:style style:name="P3" style:family="paragraph">
      <loext:graphic-properties draw:fill="none" draw:fill-color="#ffffff"/>
    </style:style>
    <style:style style:name="P4" style:family="paragraph">
      <loext:graphic-properties draw:fill-color="#008000"/>
      <style:paragraph-properties fo:text-align="center"/>
    </style:style>
    <style:style style:name="P5" style:family="paragraph">
      <loext:graphic-properties draw:fill-color="#cccccc"/>
      <style:paragraph-properties fo:text-align="center"/>
    </style:style>
    <style:style style:name="P6" style:family="paragraph">
      <loext:graphic-properties draw:fill-color="#00000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ath draw:style-name="gr1" draw:text-style-name="P1" draw:layer="layout" svg:width="11.212cm" svg:height="25.467cm" draw:transform="rotate (1.5707963267949) translate (2.8cm 14.7997578784835cm)" svg:viewBox="0 0 11213 25468" svg:d="M2597 200c258-14-435-155-189-82 282 84 507 276 742 445 288 207 509 494 766 742 241 232 534 403 767 643 217 224 376 497 569 742 188 239 313 522 494 766 192 259 400 508 594 767 181 241 358 487 519 742 159 251 264 528 445 766 183 242 278 537 445 792 184 281 367 566 520 865 129 253 230 520 370 767 143 253 275 492 396 766 116 262 251 470 322 742 72 277 519 1168 640 1437 129 288-85-122 27 170 110 286 204 571 371 816 177 261 261 555 371 841 108 282 130 590 173 890 37 257 109 1531 161 1783 54 261-51 139 0 400 70 360 50 102 86 463 27 272 20 544 25 816 4 254 0 511 0 767 0 263 0 527 0 791 0 254-7 511 0 766 8 263-15 544-173 767-179 253-309 536-569 742-273 216-459 529-717 766-244 224-400 557-742 668-286 93-481 343-766 445-298 106-552 299-816 470-218 142-456 252-742 272-257 18-494 119-742 198-238 76-491 42-742 49-346 10-526 308-717 519-201 222-246 590-544 717-236 100-485 201-742 223-248 22-492 0-741 25-284 29-492-100-742-173-332-97 233 124-19-91-224-191-1015-1074-1069-1344-50-252-155-486-173-741-19-275-133-529-198-792-66-264-129-528-198-791-68-260-97-544 25-766 142-259 196-518 321-767 127-253 214-522 297-791 85-274 193-535 346-767 161-243 106-474 247-742 127-242 172-488 272-741 106-267 290-493 347-792 50-263 125-519 222-766 105-269 125-530 247-792 108-232 122-496 198-741 86-277 55-553 173-816 148-328 88-699 198-1039 79-245 151-503 124-767-26-247-7-489-50-741-43-250-108-491-99-742 10-296-100-573-99-866 1-263 0-528 0-791 0-256 6-512 0-766-6-256-44-504-49-767-5-282-55-497-99-767-46-285-103-538-148-816-43-266-66-525-99-791-33-267-70-528-124-791-57-277-90-559-99-841-9-275-191-301-213-566-22-267-222-346-300-600-73-239-593-448-600-700l900-700 400 100z">
          <text:p/>
        </draw:path>
        <draw:line draw:style-name="gr2" draw:text-style-name="P2" draw:layer="layout" svg:x1="25.3cm" svg:y1="12.1cm" svg:x2="27.2cm" svg:y2="13.9cm">
          <text:p/>
        </draw:line>
        <draw:line draw:style-name="gr2" draw:text-style-name="P2" draw:layer="layout" svg:x1="5.3cm" svg:y1="11.9cm" svg:x2="3cm" svg:y2="13.1cm">
          <text:p/>
        </draw:line>
        <draw:line draw:style-name="gr2" draw:text-style-name="P2" draw:layer="layout" svg:x1="17.7cm" svg:y1="5.7cm" svg:x2="17.4cm" svg:y2="3.8cm">
          <text:p/>
        </draw:line>
        <draw:frame draw:style-name="gr3" draw:text-style-name="P3" draw:layer="layout" svg:width="3.6cm" svg:height="1.657cm" svg:x="14.3cm" svg:y="5.9cm">
          <draw:text-box>
            <text:p>i_wood</text:p>
          </draw:text-box>
        </draw:frame>
        <draw:frame draw:style-name="gr4" draw:text-style-name="P3" draw:layer="layout" svg:width="3.2cm" svg:height="1.657cm" svg:x="5cm" svg:y="11.1cm">
          <draw:text-box>
            <text:p>Clearing</text:p>
          </draw:text-box>
        </draw:frame>
        <draw:frame draw:style-name="gr5" draw:text-style-name="P3" draw:layer="layout" svg:width="3.8cm" svg:height="1.3cm" svg:x="23.1cm" svg:y="11.3cm">
          <draw:text-box>
            <text:p>Beach</text:p>
          </draw:text-box>
        </draw:frame>
        <draw:frame draw:style-name="gr6" draw:text-style-name="P3" draw:layer="layout" svg:width="3.4cm" svg:height="0.954cm" svg:x="17.8cm" svg:y="4.3cm">
          <draw:text-box>
            <text:p>Island 2</text:p>
          </draw:text-box>
        </draw:frame>
        <draw:path draw:style-name="gr7" draw:text-style-name="P4" draw:layer="layout" svg:width="3.052cm" svg:height="2.867cm" svg:x="18.946cm" svg:y="6.3cm" svg:viewBox="0 0 3053 2868" svg:d="M1299 1868c-254-8-683 147-799 339-105 174 35 290 0 500 0 500 249-315 395-413 194-131 70-1008 259-494 80 218 482 504 569 715 184 445 400 3 302-189-111-218-398-334-434-567-41-267 368-182 567-189 187-6 389-66 567 0 243 90 539-322 113-322-189 0-378-56-567-37-207 21-444-74-624 56-351 254-206-195-226-321-31-194 10-388-57-586-55-162-339-614-416-170-33 193 109 372 114 567 4 166 342 511-76 397-188-52-391-106-586-38-129 45-689 320-208 359 190 15 376 41 567 19h189l76 38z">
          <text:p/>
        </draw:path>
        <draw:path draw:style-name="gr8" draw:text-style-name="P5" draw:layer="layout" svg:width="0.718cm" svg:height="1.433cm" svg:x="16.8cm" svg:y="8.666cm" svg:viewBox="0 0 719 1434" svg:d="M312 5c-264-67-357 522-293 677 87 210 275 810 481 747 331-101 250-830 0-1000-278-190-188-424-188-424z">
          <text:p/>
        </draw:path>
        <draw:path draw:style-name="gr8" draw:text-style-name="P5" draw:layer="layout" svg:width="0.834cm" svg:height="0.928cm" svg:x="9.765cm" svg:y="8.371cm" svg:viewBox="0 0 835 929" svg:d="M312 5c-264-67-357 522-293 677 87 210 399 289 605 226 331-101 231-415-19-585-278-190-293-318-293-318z">
          <text:p/>
        </draw:path>
        <draw:path draw:style-name="gr8" draw:text-style-name="P5" draw:layer="layout" svg:width="1.082cm" svg:height="0.961cm" svg:x="24.7cm" svg:y="7.838cm" svg:viewBox="0 0 1083 962" svg:d="M490 533c-264-67-545 27-481 182 87 210 399 289 605 226 331-101 625-738 376-908-279-190-500 500-500 500z">
          <text:p/>
        </draw:path>
        <draw:custom-shape draw:style-name="gr9" draw:text-style-name="P6" draw:layer="layout" svg:width="0.8cm" svg:height="0.8cm" svg:x="13.56cm" svg:y="5.98cm">
          <text:p/>
          <draw:enhanced-geometry svg:viewBox="0 0 21600 21600" draw:glue-points="10800 0 0 10800 10800 21600 21600 10800" draw:text-areas="5400 5400 16200 16200" draw:type="diamond" draw:enhanced-path="M 10800 0 L 21600 10800 10800 21600 0 10800 1080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03T12:37:37.262000000</meta:creation-date>
    <dc:date>2019-06-04T16:33:45.839553601</dc:date>
    <meta:editing-duration>PT22M52S</meta:editing-duration>
    <meta:editing-cycles>4</meta:editing-cycles>
    <meta:generator>LibreOffice/5.3.5.2$Linux_X86_64 LibreOffice_project/30m0$Build-2</meta:generator>
    <meta:document-statistic meta:object-count="13"/>
  </office:meta>
</office:document-meta>
</file>